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meta.xml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application/rdf+xml" manifest:full-path="manifest.rdf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8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application/binary" manifest:full-path="layout-cache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</style:style>
    <style:style style:name="P2" style:family="paragraph" style:parent-style-name="Standard">
      <style:paragraph-properties fo:line-height="150%" fo:text-align="start" style:justify-single-word="false"/>
    </style:style>
    <style:style style:name="P3" style:family="paragraph" style:parent-style-name="Standard">
      <style:paragraph-properties fo:line-height="150%" fo:text-align="start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paragraph-properties fo:line-height="150%" fo:text-align="start" style:justify-single-word="false"/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adora White</text:p>
      <text:p text:style-name="P1">4/21/16</text:p>
      <text:p text:style-name="P1">Jessica Williams</text:p>
      <text:p text:style-name="P1">Class 12</text:p>
      <text:p text:style-name="P2">Professional Problem 11.4 </text:p>
      <text:p text:style-name="P2"/>
      <text:p text:style-name="P2">Prove, or give a counterexample: If <draw:frame draw:style-name="fr1" draw:name="Object1" text:anchor-type="as-char" svg:y="-0.2209in" svg:width="0.4465in" svg:height="0.389in" draw:z-index="0"><draw:object xlink:href="./Object 1" xlink:type="simple" xlink:show="embed" xlink:actuate="onLoad"/><draw:image xlink:href="./ObjectReplacements/Object 1" xlink:type="simple" xlink:show="embed" xlink:actuate="onLoad"/></draw:frame>and <draw:frame draw:style-name="fr1" draw:name="Object2" text:anchor-type="as-char" svg:y="-0.2209in" svg:width="0.4457in" svg:height="0.389in" draw:z-index="2"><draw:object xlink:href="./Object 2" xlink:type="simple" xlink:show="embed" xlink:actuate="onLoad"/><draw:image xlink:href="./ObjectReplacements/Object 2" xlink:type="simple" xlink:show="embed" xlink:actuate="onLoad"/></draw:frame>are both convergent series with positive terms, then <draw:frame draw:style-name="fr1" draw:name="Object3" text:anchor-type="as-char" svg:y="-0.2209in" svg:width="0.6071in" svg:height="0.389in" draw:z-index="1"><draw:object xlink:href="./Object 3" xlink:type="simple" xlink:show="embed" xlink:actuate="onLoad"/><draw:image xlink:href="./ObjectReplacements/Object 3" xlink:type="simple" xlink:show="embed" xlink:actuate="onLoad"/></draw:frame>is also convergent.</text:p>
      <text:p text:style-name="P2">Since <draw:frame draw:style-name="fr1" draw:name="Object4" text:anchor-type="as-char" svg:y="-0.2209in" svg:width="0.4465in" svg:height="0.389in" draw:z-index="3"><draw:object xlink:href="./Object 4" xlink:type="simple" xlink:show="embed" xlink:actuate="onLoad"/><draw:image xlink:href="./ObjectReplacements/Object 4" xlink:type="simple" xlink:show="embed" xlink:actuate="onLoad"/></draw:frame>is a convergent series, we know by Theorem 6 in Section 11.2 that <draw:frame draw:style-name="fr1" draw:name="Object6" text:anchor-type="as-char" svg:y="-0.1484in" svg:width="0.7752in" svg:height="0.2945in" draw:z-index="4"><draw:object xlink:href="./Object 6" xlink:type="simple" xlink:show="embed" xlink:actuate="onLoad"/><draw:image xlink:href="./ObjectReplacements/Object 6" xlink:type="simple" xlink:show="embed" xlink:actuate="onLoad"/></draw:frame>Therefore, for some integer <text:span text:style-name="T1">N </text:span><text:span text:style-name="T2">that is sufficiently large if <text:s/></text:span><text:span text:style-name="T2"><draw:frame draw:style-name="fr1" draw:name="Object5" text:anchor-type="as-char" svg:y="-0.1484in" svg:width="1.4311in" svg:height="0.2091in" draw:z-index="5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2"><text:span text:style-name="T2">Thus</text:span></text:p>
      <text:p text:style-name="P2"><text:span text:style-name="T2"><text:tab/></text:span><text:span text:style-name="T2"><draw:frame draw:style-name="fr1" draw:name="Object7" text:anchor-type="as-char" svg:y="-0.1484in" svg:width="0.8937in" svg:height="0.2091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"> <text:s text:c="4"/>for </text:span><text:span text:style-name="T2"><draw:frame draw:style-name="fr1" draw:name="Object14" text:anchor-type="as-char" svg:y="-0.1484in" svg:width="0.4555in" svg:height="0.1839in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2"><text:span text:style-name="T2">Since both series have positive terms and </text:span><text:span text:style-name="T2"><draw:frame draw:style-name="fr1" draw:name="Object8" text:anchor-type="as-char" svg:y="-0.2209in" svg:width="0.4811in" svg:height="0.38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">is a convergent series, we know by the Comparison Test that </text:span><text:span text:style-name="T2"><draw:frame draw:style-name="fr1" draw:name="Object9" text:anchor-type="as-char" svg:y="-0.2209in" svg:width="0.6425in" svg:height="0.389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">is a convergent series. </text:span></text:p>
      <text:p text:style-name="P2"><text:span text:style-name="T2">We know </text:span></text:p>
      <text:p text:style-name="P2"><text:span text:style-name="T2"><text:tab/></text:span><text:span text:style-name="T2"><draw:frame draw:style-name="fr1" draw:name="Object10" text:anchor-type="as-char" svg:y="-0.2807in" svg:width="2.0075in" svg:height="0.4484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2"><text:tab/><text:tab/><text:tab/>(1)</text:span></text:p>
      <text:p text:style-name="P4">We have already proven that <draw:frame draw:style-name="fr1" draw:name="Object11" text:anchor-type="as-char" svg:y="-0.2209in" svg:width="0.6425in" svg:height="0.389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converges. We also know that <draw:frame draw:style-name="fr1" draw:name="Object12" text:anchor-type="as-char" svg:y="-0.2807in" svg:width="0.6382in" svg:height="0.4484in" draw:z-index="11"><draw:object xlink:href="./Object 12" xlink:type="simple" xlink:show="embed" xlink:actuate="onLoad"/><draw:image xlink:href="./ObjectReplacements/Object 12" xlink:type="simple" xlink:show="embed" xlink:actuate="onLoad"/></draw:frame> has a finite number of positive, finite terms and is therefore finite and convergent. Therefore, <draw:frame draw:style-name="fr1" draw:name="Object13" text:anchor-type="as-char" svg:y="-0.2209in" svg:width="0.6071in" svg:height="0.38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is a convergent sequence by equation 1 and Theorem 8. </text:p>
      <text:p text:style-name="P4"/>
      <text:p text:style-name="P4"/>
      <text:p text:style-name="P3"/>
      <text:p text:style-name="P3"/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sadora White</meta:initial-creator>
    <meta:creation-date>2016-04-19T16:34:50</meta:creation-date>
    <dc:date>2016-04-25T16:27:35</dc:date>
    <dc:creator>Isadora White</dc:creator>
    <meta:editing-duration>P5DT23H52M45S</meta:editing-duration>
    <meta:editing-cycles>3</meta:editing-cycles>
    <meta:generator>OpenOffice/4.1.2$Unix OpenOffice.org_project/412m3$Build-9782</meta:generator>
    <meta:printed-by>Isadora White</meta:printed-by>
    <meta:print-date>2016-04-20T21:21:04</meta:print-date>
    <meta:document-statistic meta:table-count="0" meta:image-count="0" meta:object-count="14" meta:page-count="2" meta:paragraph-count="14" meta:word-count="114" meta:character-count="694"/>
  </office:meta>
</office:document-meta>
</file>

<file path=Object 1/content.xml><?xml version="1.0" encoding="utf-8"?>
<math xmlns="http://www.w3.org/1998/Math/MathML">
  <semantics>
    <mrow>
      <mrow>
        <munderover>
          <mo stretchy="false">∑</mo>
          <mrow>
            <mi>n</mi>
            <mo stretchy="false">=</mo>
            <mn>1</mn>
          </mrow>
          <mo stretchy="false">∞</mo>
        </munderover>
        <msub>
          <mi>a</mi>
          <mi>n</mi>
        </msub>
      </mrow>
    </mrow>
    <annotation encoding="StarMath 5.0">sum from n=1 to infinity a sub n</annotation>
  </semantics>
</math>
</file>

<file path=Object 10/content.xml><?xml version="1.0" encoding="utf-8"?>
<math xmlns="http://www.w3.org/1998/Math/MathML">
  <semantics>
    <mrow>
      <mrow>
        <munderover>
          <mo stretchy="false">∑</mo>
          <mrow>
            <mi>n</mi>
            <mo stretchy="false">=</mo>
            <mn>1</mn>
          </mrow>
          <mo stretchy="false">∞</mo>
        </munderover>
        <msub>
          <mi>a</mi>
          <mi>n</mi>
        </msub>
      </mrow>
      <mrow>
        <msub>
          <mi>b</mi>
          <mi>n</mi>
        </msub>
        <mo stretchy="false">=</mo>
        <mrow>
          <munderover>
            <mo stretchy="false">∑</mo>
            <mrow>
              <mi>n</mi>
              <mo stretchy="false">=</mo>
              <mn>1</mn>
            </mrow>
            <mrow>
              <mrow>
                <mi>N</mi>
                <mo stretchy="false">−</mo>
                <mn>1</mn>
              </mrow>
            </mrow>
          </munderover>
          <msub>
            <mi>a</mi>
            <mi>n</mi>
          </msub>
        </mrow>
      </mrow>
      <mrow>
        <msub>
          <mi>b</mi>
          <mi>n</mi>
        </msub>
        <mo stretchy="false">+</mo>
        <mrow>
          <munderover>
            <mo stretchy="false">∑</mo>
            <mrow>
              <mi>n</mi>
              <mo stretchy="false">=</mo>
              <mi>N</mi>
            </mrow>
            <mo stretchy="false">∞</mo>
          </munderover>
          <msub>
            <mi>a</mi>
            <mi>n</mi>
          </msub>
        </mrow>
      </mrow>
      <msub>
        <mi>b</mi>
        <mi>n</mi>
      </msub>
    </mrow>
    <annotation encoding="StarMath 5.0">sum from n=1 to infinity a sub n b sub n = sum from n=1 to {N-1} a sub n b sub n + sum from n=N to infinity a sub n b sub n </annotation>
  </semantics>
</math>
</file>

<file path=Object 11/content.xml><?xml version="1.0" encoding="utf-8"?>
<math xmlns="http://www.w3.org/1998/Math/MathML">
  <semantics>
    <mrow>
      <mrow>
        <munderover>
          <mo stretchy="false">∑</mo>
          <mrow>
            <mi>n</mi>
            <mo stretchy="false">=</mo>
            <mi>N</mi>
          </mrow>
          <mo stretchy="false">∞</mo>
        </munderover>
        <msub>
          <mi>a</mi>
          <mi>n</mi>
        </msub>
      </mrow>
      <msub>
        <mi>b</mi>
        <mi>n</mi>
      </msub>
    </mrow>
    <annotation encoding="StarMath 5.0">sum from n=N to infinity a sub n b sub n </annotation>
  </semantics>
</math>
</file>

<file path=Object 12/content.xml><?xml version="1.0" encoding="utf-8"?>
<math xmlns="http://www.w3.org/1998/Math/MathML">
  <semantics>
    <mrow>
      <mrow>
        <munderover>
          <mo stretchy="false">∑</mo>
          <mrow>
            <mi>n</mi>
            <mo stretchy="false">=</mo>
            <mn>1</mn>
          </mrow>
          <mrow>
            <mrow>
              <mi>N</mi>
              <mo stretchy="false">−</mo>
              <mn>1</mn>
            </mrow>
          </mrow>
        </munderover>
        <msub>
          <mi>a</mi>
          <mi>n</mi>
        </msub>
      </mrow>
      <msub>
        <mi>b</mi>
        <mi>n</mi>
      </msub>
    </mrow>
    <annotation encoding="StarMath 5.0">sum from n=1 to {N-1} a sub n b sub n </annotation>
  </semantics>
</math>
</file>

<file path=Object 13/content.xml><?xml version="1.0" encoding="utf-8"?>
<math xmlns="http://www.w3.org/1998/Math/MathML">
  <semantics>
    <mrow>
      <mrow>
        <munderover>
          <mo stretchy="false">∑</mo>
          <mrow>
            <mi>n</mi>
            <mo stretchy="false">=</mo>
            <mn>1</mn>
          </mrow>
          <mo stretchy="false">∞</mo>
        </munderover>
        <msub>
          <mi>a</mi>
          <mi>n</mi>
        </msub>
      </mrow>
      <msub>
        <mi>b</mi>
        <mi>n</mi>
      </msub>
    </mrow>
    <annotation encoding="StarMath 5.0">sum from n=1 to infinity a sub n b sub n</annotation>
  </semantics>
</math>
</file>

<file path=Object 14/content.xml><?xml version="1.0" encoding="utf-8"?>
<math xmlns="http://www.w3.org/1998/Math/MathML">
  <semantics>
    <mrow>
      <mrow>
        <mi>n</mi>
        <mo stretchy="false">≥</mo>
        <mi>N</mi>
      </mrow>
    </mrow>
    <annotation encoding="StarMath 5.0">n &gt;= N</annotation>
  </semantics>
</math>
</file>

<file path=Object 2/content.xml><?xml version="1.0" encoding="utf-8"?>
<math xmlns="http://www.w3.org/1998/Math/MathML">
  <semantics>
    <mrow>
      <mrow>
        <munderover>
          <mo stretchy="false">∑</mo>
          <mrow>
            <mi>n</mi>
            <mo stretchy="false">=</mo>
            <mn>1</mn>
          </mrow>
          <mo stretchy="false">∞</mo>
        </munderover>
        <msub>
          <mi>b</mi>
          <mi>n</mi>
        </msub>
      </mrow>
    </mrow>
    <annotation encoding="StarMath 5.0">sum from n=1 to infinity b sub n</annotation>
  </semantics>
</math>
</file>

<file path=Object 3/content.xml><?xml version="1.0" encoding="utf-8"?>
<math xmlns="http://www.w3.org/1998/Math/MathML">
  <semantics>
    <mrow>
      <mrow>
        <munderover>
          <mo stretchy="false">∑</mo>
          <mrow>
            <mi>n</mi>
            <mo stretchy="false">=</mo>
            <mn>1</mn>
          </mrow>
          <mo stretchy="false">∞</mo>
        </munderover>
        <msub>
          <mi>a</mi>
          <mi>n</mi>
        </msub>
      </mrow>
      <msub>
        <mi>b</mi>
        <mi>n</mi>
      </msub>
    </mrow>
    <annotation encoding="StarMath 5.0">sum from n=1 to infinity a sub n b sub n </annotation>
  </semantics>
</math>
</file>

<file path=Object 4/content.xml><?xml version="1.0" encoding="utf-8"?>
<math xmlns="http://www.w3.org/1998/Math/MathML">
  <semantics>
    <mrow>
      <mrow>
        <munderover>
          <mo stretchy="false">∑</mo>
          <mrow>
            <mi>n</mi>
            <mo stretchy="false">=</mo>
            <mn>1</mn>
          </mrow>
          <mo stretchy="false">∞</mo>
        </munderover>
        <msub>
          <mi>a</mi>
          <mi>n</mi>
        </msub>
      </mrow>
    </mrow>
    <annotation encoding="StarMath 5.0">sum from n=1 to infinity a sub n</annotation>
  </semantics>
</math>
</file>

<file path=Object 5/content.xml><?xml version="1.0" encoding="utf-8"?>
<math xmlns="http://www.w3.org/1998/Math/MathML">
  <semantics>
    <mrow>
      <mrow>
        <mi>n</mi>
        <mo stretchy="false">≥</mo>
        <mi>N</mi>
      </mrow>
      <mtext>,      </mtext>
      <mrow>
        <mrow>
          <mn>0</mn>
          <mo stretchy="false">&lt;</mo>
          <msub>
            <mi>a</mi>
            <mi>n</mi>
          </msub>
        </mrow>
        <mo stretchy="false">&lt;</mo>
        <mn>1</mn>
      </mrow>
      <mtext>.</mtext>
    </mrow>
    <annotation encoding="StarMath 5.0">n &gt;= N ",      " 0 &lt; a sub n &lt; 1 "."</annotation>
  </semantics>
</math>
</file>

<file path=Object 6/content.xml><?xml version="1.0" encoding="utf-8"?>
<math xmlns="http://www.w3.org/1998/Math/MathML">
  <semantics>
    <mrow>
      <mrow>
        <mrow>
          <munder>
            <mi>lim</mi>
            <mrow>
              <mi>n</mi>
              <mo stretchy="false">→</mo>
              <mo stretchy="false">∞</mo>
            </mrow>
          </munder>
          <msub>
            <mi>a</mi>
            <mi>n</mi>
          </msub>
        </mrow>
        <mo stretchy="false">=</mo>
        <mn>0</mn>
      </mrow>
      <mtext>.</mtext>
    </mrow>
    <annotation encoding="StarMath 5.0">lim from n toward infinity a sub n = 0 "."</annotation>
  </semantics>
</math>
</file>

<file path=Object 7/content.xml><?xml version="1.0" encoding="utf-8"?>
<math xmlns="http://www.w3.org/1998/Math/MathML">
  <semantics>
    <mrow>
      <mrow>
        <mn>0</mn>
        <mo stretchy="false">&lt;</mo>
        <msub>
          <mi>a</mi>
          <mi>n</mi>
        </msub>
      </mrow>
      <mrow>
        <msub>
          <mi>b</mi>
          <mi>n</mi>
        </msub>
        <mo stretchy="false">&lt;</mo>
        <msub>
          <mi>b</mi>
          <mi>n</mi>
        </msub>
      </mrow>
    </mrow>
    <annotation encoding="StarMath 5.0">0&lt;a sub n b sub n &lt; b sub n</annotation>
  </semantics>
</math>
</file>

<file path=Object 8/content.xml><?xml version="1.0" encoding="utf-8"?>
<math xmlns="http://www.w3.org/1998/Math/MathML">
  <semantics>
    <mrow>
      <mrow>
        <munderover>
          <mo stretchy="false">∑</mo>
          <mrow>
            <mi>n</mi>
            <mo stretchy="false">=</mo>
            <mi>N</mi>
          </mrow>
          <mo stretchy="false">∞</mo>
        </munderover>
        <msub>
          <mi>b</mi>
          <mi>n</mi>
        </msub>
      </mrow>
    </mrow>
    <annotation encoding="StarMath 5.0">sum from n=N to infinity b sub n</annotation>
  </semantics>
</math>
</file>

<file path=Object 9/content.xml><?xml version="1.0" encoding="utf-8"?>
<math xmlns="http://www.w3.org/1998/Math/MathML">
  <semantics>
    <mrow>
      <mrow>
        <munderover>
          <mo stretchy="false">∑</mo>
          <mrow>
            <mi>n</mi>
            <mo stretchy="false">=</mo>
            <mi>N</mi>
          </mrow>
          <mo stretchy="false">∞</mo>
        </munderover>
        <msub>
          <mi>a</mi>
          <mi>n</mi>
        </msub>
      </mrow>
      <msub>
        <mi>b</mi>
        <mi>n</mi>
      </msub>
    </mrow>
    <annotation encoding="StarMath 5.0">sum from n=N to infinity a sub n b sub n </annotation>
  </semantics>
</math>
</file>